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482cm"/>
    </style:style>
    <style:style style:name="co7" style:family="table-column">
      <style:table-column-properties fo:break-before="auto" style:column-width="24.684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51cm"/>
    </style:style>
    <style:style style:name="co8" style:family="table-column">
      <style:table-column-properties fo:break-before="auto" style:column-width="24.656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4.182cm"/>
    </style:style>
    <style:style style:name="co11" style:family="table-column">
      <style:table-column-properties fo:break-before="auto" style:column-width="1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2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1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11">
      <style:table-cell-properties fo:background-color="transparent"/>
      <style:text-properties fo:font-style="normal" style:font-style-asian="normal" style:font-style-complex="normal"/>
    </style:style>
    <style:style style:name="ce15" style:family="table-cell" style:parent-style-name="Default" style:data-style-name="N111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echanics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  <table:table-cell office:value-type="string">
            <text:p>KeyNum</text:p>
          </table:table-cell>
        </table:table-row>
        <table:table-row table:style-name="ro1">
          <table:table-cell/>
          <table:table-cell table:style-name="ce1" office:value-type="string">
            <text:p>Points per Turn</text:p>
          </table:table-cell>
          <table:table-cell office:value-type="float" office:value="100">
            <text:p>100</text:p>
          </table:table-cell>
          <table:table-cell/>
          <table:table-cell table:style-name="ce1" office:value-type="string">
            <text:p>Combat</text:p>
          </table:table-cell>
          <table:table-cell office:value-type="string">
            <text:p>Str + (KN – Def)</text:p>
          </table:table-cell>
          <table:table-cell office:value-type="string">
            <text:p>Hit Strength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5"/>
          <table:table-cell office:value-type="string">
            <text:p>Acc + (KN – Spd) x PPP</text:p>
          </table:table-cell>
          <table:table-cell office:value-type="string">
            <text:p>Hit Chance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style-name="ce19"/>
          <table:table-cell table:style-name="ce20" office:value-type="string">
            <text:p>Pctg Per Pt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" office:value-type="string">
            <text:p>Combat Calculato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9" office:value-type="string">
            <text:p>Omega 103</text:p>
          </table:table-cell>
          <table:table-cell table:style-name="ce18"/>
          <table:table-cell table:style-name="ce9" office:value-type="string">
            <text:p>Level 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table:formula="of:=VLOOKUP([.C$7];[Units.$A$4:.$I$100];2;0)" office:value-type="float" office:value="0">
            <text:p>#N/A</text:p>
          </table:table-cell>
          <table:table-cell table:style-name="ce17" office:value-type="string">
            <text:p>Hit</text:p>
          </table:table-cell>
          <table:table-cell table:style-name="ce17" table:formula="of:=VLOOKUP([.E$7];[Units.$A$4:.$I$100];2;0)" office:value-type="float" office:value="0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table:formula="of:=VLOOKUP([.C$7];[Units.$A$4:.$I$100];3;0)" office:value-type="float" office:value="0">
            <text:p>#N/A</text:p>
          </table:table-cell>
          <table:table-cell table:style-name="ce17" office:value-type="string">
            <text:p>Str</text:p>
          </table:table-cell>
          <table:table-cell table:style-name="ce17" table:formula="of:=VLOOKUP([.E$7];[Units.$A$4:.$I$100];3;0)" office:value-type="float" office:value="0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table:formula="of:=VLOOKUP([.C$7];[Units.$A$4:.$I$100];4;0)" office:value-type="float" office:value="0">
            <text:p>#N/A</text:p>
          </table:table-cell>
          <table:table-cell table:style-name="ce17" office:value-type="string">
            <text:p>Def</text:p>
          </table:table-cell>
          <table:table-cell table:style-name="ce17" table:formula="of:=VLOOKUP([.E$7];[Units.$A$4:.$I$100];4;0)" office:value-type="float" office:value="0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table:formula="of:=VLOOKUP([.C$7];[Units.$A$4:.$I$100];5;0)" office:value-type="float" office:value="0">
            <text:p>#N/A</text:p>
          </table:table-cell>
          <table:table-cell table:style-name="ce17" office:value-type="string">
            <text:p>Acc</text:p>
          </table:table-cell>
          <table:table-cell table:style-name="ce17" table:formula="of:=VLOOKUP([.E$7];[Units.$A$4:.$I$100];5;0)" office:value-type="float" office:value="0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table:formula="of:=VLOOKUP([.C$7];[Units.$A$4:.$I$100];6;0)" office:value-type="float" office:value="0">
            <text:p>#N/A</text:p>
          </table:table-cell>
          <table:table-cell table:style-name="ce17" office:value-type="string">
            <text:p>Spd</text:p>
          </table:table-cell>
          <table:table-cell table:style-name="ce17" table:formula="of:=VLOOKUP([.E$7];[Units.$A$4:.$I$100];6;0)" office:value-type="float" office:value="0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table:formula="of:=MAX(1;[.C9]+([.H2]-[.E10]))" office:value-type="float" office:value="0">
            <text:p>#N/A</text:p>
          </table:table-cell>
          <table:table-cell table:style-name="ce9" office:value-type="string">
            <text:p>HtS</text:p>
          </table:table-cell>
          <table:table-cell table:style-name="ce9" table:formula="of:=MAX(1;[.E9]+([.H2]-[.C10]))" office:value-type="float" office:value="0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table:formula="of:=MAX(10;([.C11]+([.H3]-[.E12]))*[.H4])" office:value-type="float" office:value="0">
            <text:p>#N/A</text:p>
          </table:table-cell>
          <table:table-cell table:style-name="ce9" office:value-type="string">
            <text:p>HtC</text:p>
          </table:table-cell>
          <table:table-cell table:style-name="ce9" table:formula="of:=MAX(20; ([.E11]+([.H3]-[.C12]))*[.H4])" office:value-type="float" office:value="0">
            <text:p>#N/A</text:p>
          </table:table-cell>
          <table:table-cell table:number-columns-repeated="3"/>
        </table:table-row>
      </table:table>
      <table:table table:name="Units" table:style-name="ta1" table:print="false">
        <table:table-column table:style-name="co4" table:default-cell-style-name="Default"/>
        <table:table-column table:style-name="co11" table:number-columns-repeated="7" table:default-cell-style-name="ce18"/>
        <table:table-column table:style-name="co4" table:default-cell-style-name="Default"/>
        <table:table-column table:style-name="co1" table:default-cell-style-name="ce17"/>
        <table:table-column table:style-name="co1" table:number-columns-repeated="1014" table:default-cell-style-name="Default"/>
        <table:table-row table:style-name="ro1">
          <table:table-cell table:style-name="ce19" office:value-type="string">
            <text:p>Maximum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table:formula="of:=((0.4*[.B1])^2+SUMSQ([.C1:.F1]))/8" office:value-type="float" office:value="250">
            <text:p>250</text:p>
          </table:table-cell>
          <table:table-cell table:style-name="ce21" office:value-type="float" office:value="25">
            <text:p>25</text:p>
          </table:table-cell>
          <table:table-cell table:style-name="ce19"/>
          <table:table-cell table:style-name="ce22"/>
          <table:table-cell table:style-name="ce19" table:number-columns-repeated="1014"/>
        </table:table-row>
        <table:table-row table:style-name="ro1">
          <table:table-cell table:style-name="ce19"/>
          <table:table-cell table:style-name="ce21" table:number-columns-repeated="7"/>
          <table:table-cell table:style-name="ce19"/>
          <table:table-cell table:style-name="ce22"/>
          <table:table-cell table:style-name="ce19" table:number-columns-repeated="1011"/>
          <table:table-cell table:number-columns-repeated="3"/>
        </table:table-row>
        <table:table-row table:style-name="ro1">
          <table:table-cell table:style-name="ce1" office:value-type="string">
            <text:p>Unit</text:p>
          </table:table-cell>
          <table:table-cell table:style-name="ce9" office:value-type="string">
            <text:p>Hit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Def</text:p>
          </table:table-cell>
          <table:table-cell table:style-name="ce9" office:value-type="string">
            <text:p>Acc</text:p>
          </table:table-cell>
          <table:table-cell table:style-name="ce9" office:value-type="string">
            <text:p>Spd</text:p>
          </table:table-cell>
          <table:table-cell table:style-name="ce9" office:value-type="string">
            <text:p>PrC</text:p>
          </table:table-cell>
          <table:table-cell table:style-name="ce9" office:value-type="string">
            <text:p>AcC</text:p>
          </table:table-cell>
          <table:table-cell table:style-name="ce9" office:value-type="string">
            <text:p>Skill</text:p>
          </table:table-cell>
          <table:table-cell table:style-name="ce9" office:value-type="string">
            <text:p>Enlist Cost</text:p>
          </table:table-cell>
          <table:table-cell table:style-name="ce9" office:value-type="string">
            <text:p>Action Cost</text:p>
          </table:table-cell>
          <table:table-cell table:style-name="ce1" table:number-columns-repeated="1010"/>
          <table:table-cell table:number-columns-repeated="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4])^2+SUMSQ([.C4:.F4]))/8;1;0)+[.J4]" office:value-type="float" office:value="0">
            <text:p>0</text:p>
          </table:table-cell>
          <table:table-cell table:style-name="ce21" table:formula="of:=CEILING(([.G4]-[.J4])/10;1;0)+[.K4]" office:value-type="float" office:value="0">
            <text:p>0</text:p>
          </table:table-cell>
          <table:table-cell/>
          <table:table-cell table:style-name="ce23" table:formula="of:=IF(NOT(ISBLANK([.I4]));VLOOKUP([.I4];['Unit Skills'.$A$2:.$E$23];5;1);0)" office:value-type="float" office:value="0">
            <text:p/>
          </table:table-cell>
          <table:table-cell table:style-name="ce23" table:formula="of:=IF(NOT(ISBLANK([.I4]));VLOOKUP([.I4];['Unit Skills'.$A$2:.$E$23];4;1);0)" office:value-type="float" office:value="0">
            <text:p/>
          </table:table-cell>
          <table:table-cell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5])^2+SUMSQ([.C5:.F5]))/8;1;0)+[.J5]" office:value-type="float" office:value="0">
            <text:p>0</text:p>
          </table:table-cell>
          <table:table-cell table:style-name="ce21" table:formula="of:=CEILING(([.G5]-[.J5])/10;1;0)+[.K5]" office:value-type="float" office:value="0">
            <text:p>0</text:p>
          </table:table-cell>
          <table:table-cell/>
          <table:table-cell table:style-name="ce23" table:formula="of:=IF(NOT(ISBLANK([.I5]));VLOOKUP([.I5];['Unit Skills'.$A$2:.$E$23];5;1);0)" office:value-type="float" office:value="0">
            <text:p/>
          </table:table-cell>
          <table:table-cell table:style-name="ce23" table:formula="of:=IF(NOT(ISBLANK([.I5]));VLOOKUP([.I5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6])^2+SUMSQ([.C6:.F6]))/8;1;0)+[.J6]" office:value-type="float" office:value="0">
            <text:p>0</text:p>
          </table:table-cell>
          <table:table-cell table:style-name="ce21" table:formula="of:=CEILING(([.G6]-[.J6])/10;1;0)+[.K6]" office:value-type="float" office:value="0">
            <text:p>0</text:p>
          </table:table-cell>
          <table:table-cell/>
          <table:table-cell table:style-name="ce23" table:formula="of:=IF(NOT(ISBLANK([.I6]));VLOOKUP([.I6];['Unit Skills'.$A$2:.$E$23];5;1);0)" office:value-type="float" office:value="0">
            <text:p/>
          </table:table-cell>
          <table:table-cell table:style-name="ce23" table:formula="of:=IF(NOT(ISBLANK([.I6]));VLOOKUP([.I6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7])^2+SUMSQ([.C7:.F7]))/8;1;0)+[.J7]" office:value-type="float" office:value="0">
            <text:p>0</text:p>
          </table:table-cell>
          <table:table-cell table:style-name="ce21" table:formula="of:=CEILING(([.G7]-[.J7])/10;1;0)+[.K7]" office:value-type="float" office:value="0">
            <text:p>0</text:p>
          </table:table-cell>
          <table:table-cell/>
          <table:table-cell table:style-name="ce23" table:formula="of:=IF(NOT(ISBLANK([.I7]));VLOOKUP([.I7];['Unit Skills'.$A$2:.$E$23];5;1);0)" office:value-type="float" office:value="0">
            <text:p/>
          </table:table-cell>
          <table:table-cell table:style-name="ce23" table:formula="of:=IF(NOT(ISBLANK([.I7]));VLOOKUP([.I7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8])^2+SUMSQ([.C8:.F8]))/8;1;0)+[.J8]" office:value-type="float" office:value="0">
            <text:p>0</text:p>
          </table:table-cell>
          <table:table-cell table:style-name="ce21" table:formula="of:=CEILING(([.G8]-[.J8])/10;1;0)+[.K8]" office:value-type="float" office:value="0">
            <text:p>0</text:p>
          </table:table-cell>
          <table:table-cell/>
          <table:table-cell table:style-name="ce23" table:formula="of:=IF(NOT(ISBLANK([.I8]));VLOOKUP([.I8];['Unit Skills'.$A$2:.$E$23];5;1);0)" office:value-type="float" office:value="0">
            <text:p/>
          </table:table-cell>
          <table:table-cell table:style-name="ce23" table:formula="of:=IF(NOT(ISBLANK([.I8]));VLOOKUP([.I8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9])^2+SUMSQ([.C9:.F9]))/8;1;0)+[.J9]" office:value-type="float" office:value="0">
            <text:p>0</text:p>
          </table:table-cell>
          <table:table-cell table:style-name="ce21" table:formula="of:=CEILING(([.G9]-[.J9])/10;1;0)+[.K9]" office:value-type="float" office:value="0">
            <text:p>0</text:p>
          </table:table-cell>
          <table:table-cell/>
          <table:table-cell table:style-name="ce23" table:formula="of:=IF(NOT(ISBLANK([.I9]));VLOOKUP([.I9];['Unit Skills'.$A$2:.$E$23];5;1);0)" office:value-type="float" office:value="0">
            <text:p/>
          </table:table-cell>
          <table:table-cell table:style-name="ce23" table:formula="of:=IF(NOT(ISBLANK([.I9]));VLOOKUP([.I9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10])^2+SUMSQ([.C10:.F10]))/8;1;0)+[.J10]" office:value-type="float" office:value="0">
            <text:p>0</text:p>
          </table:table-cell>
          <table:table-cell table:style-name="ce21" table:formula="of:=CEILING(([.G10]-[.J10])/10;1;0)+[.K10]" office:value-type="float" office:value="0">
            <text:p>0</text:p>
          </table:table-cell>
          <table:table-cell/>
          <table:table-cell table:style-name="ce23" table:formula="of:=IF(NOT(ISBLANK([.I10]));VLOOKUP([.I10];['Unit Skills'.$A$2:.$E$23];5;1);0)" office:value-type="float" office:value="0">
            <text:p/>
          </table:table-cell>
          <table:table-cell table:style-name="ce23" table:formula="of:=IF(NOT(ISBLANK([.I10]));VLOOKUP([.I10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 table:style-name="ce1"/>
          <table:table-cell table:style-name="ce9"/>
          <table:table-cell table:style-name="ce9" table:number-columns-repeated="4"/>
          <table:table-cell table:style-name="ce21" table:formula="of:=CEILING(((0.4*[.B11])^2+SUMSQ([.C11:.F11]))/8;1;0)+[.J11]" office:value-type="float" office:value="0">
            <text:p>0</text:p>
          </table:table-cell>
          <table:table-cell table:style-name="ce21" table:formula="of:=CEILING(([.G11]-[.J11])/10;1;0)+[.K11]" office:value-type="float" office:value="0">
            <text:p>0</text:p>
          </table:table-cell>
          <table:table-cell table:style-name="ce1"/>
          <table:table-cell table:style-name="ce23" table:formula="of:=IF(NOT(ISBLANK([.I11]));VLOOKUP([.I11];['Unit Skills'.$A$2:.$E$23];5;1);0)" office:value-type="float" office:value="0">
            <text:p/>
          </table:table-cell>
          <table:table-cell table:style-name="ce23" table:formula="of:=IF(NOT(ISBLANK([.I11]));VLOOKUP([.I11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12])^2+SUMSQ([.C12:.F12]))/8;1;0)+[.J12]" office:value-type="float" office:value="0">
            <text:p>0</text:p>
          </table:table-cell>
          <table:table-cell table:style-name="ce21" table:formula="of:=CEILING(([.G12]-[.J12])/10;1;0)+[.K12]" office:value-type="float" office:value="0">
            <text:p>0</text:p>
          </table:table-cell>
          <table:table-cell/>
          <table:table-cell table:style-name="ce23" table:formula="of:=IF(NOT(ISBLANK([.I12]));VLOOKUP([.I12];['Unit Skills'.$A$2:.$E$23];5;1);0)" office:value-type="float" office:value="0">
            <text:p/>
          </table:table-cell>
          <table:table-cell table:style-name="ce23" table:formula="of:=IF(NOT(ISBLANK([.I12]));VLOOKUP([.I12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13])^2+SUMSQ([.C13:.F13]))/8;1;0)+[.J13]" office:value-type="float" office:value="0">
            <text:p>0</text:p>
          </table:table-cell>
          <table:table-cell table:style-name="ce21" table:formula="of:=CEILING(([.G13]-[.J13])/10;1;0)+[.K13]" office:value-type="float" office:value="0">
            <text:p>0</text:p>
          </table:table-cell>
          <table:table-cell/>
          <table:table-cell table:style-name="ce23" table:formula="of:=IF(NOT(ISBLANK([.I13]));VLOOKUP([.I13];['Unit Skills'.$A$2:.$E$23];5;1);0)" office:value-type="float" office:value="0">
            <text:p/>
          </table:table-cell>
          <table:table-cell table:style-name="ce23" table:formula="of:=IF(NOT(ISBLANK([.I13]));VLOOKUP([.I13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14])^2+SUMSQ([.C14:.F14]))/8;1;0)+[.J14]" office:value-type="float" office:value="0">
            <text:p>0</text:p>
          </table:table-cell>
          <table:table-cell table:style-name="ce21" table:formula="of:=CEILING(([.G14]-[.J14])/10;1;0)+[.K14]" office:value-type="float" office:value="0">
            <text:p>0</text:p>
          </table:table-cell>
          <table:table-cell/>
          <table:table-cell table:style-name="ce23" table:formula="of:=IF(NOT(ISBLANK([.I14]));VLOOKUP([.I14];['Unit Skills'.$A$2:.$E$23];5;1);0)" office:value-type="float" office:value="0">
            <text:p/>
          </table:table-cell>
          <table:table-cell table:style-name="ce23" table:formula="of:=IF(NOT(ISBLANK([.I14]));VLOOKUP([.I14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15])^2+SUMSQ([.C15:.F15]))/8;1;0)+[.J15]" office:value-type="float" office:value="0">
            <text:p>0</text:p>
          </table:table-cell>
          <table:table-cell table:style-name="ce21" table:formula="of:=CEILING(([.G15]-[.J15])/10;1;0)+[.K15]" office:value-type="float" office:value="0">
            <text:p>0</text:p>
          </table:table-cell>
          <table:table-cell/>
          <table:table-cell table:style-name="ce23" table:formula="of:=IF(NOT(ISBLANK([.I15]));VLOOKUP([.I15];['Unit Skills'.$A$2:.$E$23];5;1);0)" office:value-type="float" office:value="0">
            <text:p/>
          </table:table-cell>
          <table:table-cell table:style-name="ce23" table:formula="of:=IF(NOT(ISBLANK([.I15]));VLOOKUP([.I15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16])^2+SUMSQ([.C16:.F16]))/8;1;0)+[.J16]" office:value-type="float" office:value="0">
            <text:p>0</text:p>
          </table:table-cell>
          <table:table-cell table:style-name="ce21" table:formula="of:=CEILING(([.G16]-[.J16])/10;1;0)+[.K16]" office:value-type="float" office:value="0">
            <text:p>0</text:p>
          </table:table-cell>
          <table:table-cell/>
          <table:table-cell table:style-name="ce23" table:formula="of:=IF(NOT(ISBLANK([.I16]));VLOOKUP([.I16];['Unit Skills'.$A$2:.$E$23];5;1);0)" office:value-type="float" office:value="0">
            <text:p/>
          </table:table-cell>
          <table:table-cell table:style-name="ce23" table:formula="of:=IF(NOT(ISBLANK([.I16]));VLOOKUP([.I16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17])^2+SUMSQ([.C17:.F17]))/8;1;0)+[.J17]" office:value-type="float" office:value="0">
            <text:p>0</text:p>
          </table:table-cell>
          <table:table-cell table:style-name="ce21" table:formula="of:=CEILING(([.G17]-[.J17])/10;1;0)+[.K17]" office:value-type="float" office:value="0">
            <text:p>0</text:p>
          </table:table-cell>
          <table:table-cell/>
          <table:table-cell table:style-name="ce23" table:formula="of:=IF(NOT(ISBLANK([.I17]));VLOOKUP([.I17];['Unit Skills'.$A$2:.$E$23];5;1);0)" office:value-type="float" office:value="0">
            <text:p/>
          </table:table-cell>
          <table:table-cell table:style-name="ce23" table:formula="of:=IF(NOT(ISBLANK([.I17]));VLOOKUP([.I17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18])^2+SUMSQ([.C18:.F18]))/8;1;0)+[.J18]" office:value-type="float" office:value="0">
            <text:p>0</text:p>
          </table:table-cell>
          <table:table-cell table:style-name="ce21" table:formula="of:=CEILING(([.G18]-[.J18])/10;1;0)+[.K18]" office:value-type="float" office:value="0">
            <text:p>0</text:p>
          </table:table-cell>
          <table:table-cell/>
          <table:table-cell table:style-name="ce23" table:formula="of:=IF(NOT(ISBLANK([.I18]));VLOOKUP([.I18];['Unit Skills'.$A$2:.$E$23];5;1);0)" office:value-type="float" office:value="0">
            <text:p/>
          </table:table-cell>
          <table:table-cell table:style-name="ce23" table:formula="of:=IF(NOT(ISBLANK([.I18]));VLOOKUP([.I18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 table:style-name="ce1"/>
          <table:table-cell table:style-name="ce9"/>
          <table:table-cell table:style-name="ce9" table:number-columns-repeated="4"/>
          <table:table-cell table:style-name="ce21" table:formula="of:=CEILING(((0.4*[.B19])^2+SUMSQ([.C19:.F19]))/8;1;0)+[.J19]" office:value-type="float" office:value="0">
            <text:p>0</text:p>
          </table:table-cell>
          <table:table-cell table:style-name="ce21" table:formula="of:=CEILING(([.G19]-[.J19])/10;1;0)+[.K19]" office:value-type="float" office:value="0">
            <text:p>0</text:p>
          </table:table-cell>
          <table:table-cell/>
          <table:table-cell table:style-name="ce23" table:formula="of:=IF(NOT(ISBLANK([.I19]));VLOOKUP([.I19];['Unit Skills'.$A$2:.$E$23];5;1);0)" office:value-type="float" office:value="0">
            <text:p/>
          </table:table-cell>
          <table:table-cell table:style-name="ce23" table:formula="of:=IF(NOT(ISBLANK([.I19]));VLOOKUP([.I19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20])^2+SUMSQ([.C20:.F20]))/8;1;0)+[.J20]" office:value-type="float" office:value="0">
            <text:p>0</text:p>
          </table:table-cell>
          <table:table-cell table:style-name="ce21" table:formula="of:=CEILING(([.G20]-[.J20])/10;1;0)+[.K20]" office:value-type="float" office:value="0">
            <text:p>0</text:p>
          </table:table-cell>
          <table:table-cell/>
          <table:table-cell table:style-name="ce23" table:formula="of:=IF(NOT(ISBLANK([.I20]));VLOOKUP([.I20];['Unit Skills'.$A$2:.$E$23];5;1);0)" office:value-type="float" office:value="0">
            <text:p/>
          </table:table-cell>
          <table:table-cell table:style-name="ce23" table:formula="of:=IF(NOT(ISBLANK([.I20]));VLOOKUP([.I20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21])^2+SUMSQ([.C21:.F21]))/8;1;0)+[.J21]" office:value-type="float" office:value="0">
            <text:p>0</text:p>
          </table:table-cell>
          <table:table-cell table:style-name="ce21" table:formula="of:=CEILING(([.G21]-[.J21])/10;1;0)+[.K21]" office:value-type="float" office:value="0">
            <text:p>0</text:p>
          </table:table-cell>
          <table:table-cell/>
          <table:table-cell table:style-name="ce23" table:formula="of:=IF(NOT(ISBLANK([.I21]));VLOOKUP([.I21];['Unit Skills'.$A$2:.$E$23];5;1);0)" office:value-type="float" office:value="0">
            <text:p/>
          </table:table-cell>
          <table:table-cell table:style-name="ce23" table:formula="of:=IF(NOT(ISBLANK([.I21]));VLOOKUP([.I21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22])^2+SUMSQ([.C22:.F22]))/8;1;0)+[.J22]" office:value-type="float" office:value="0">
            <text:p>0</text:p>
          </table:table-cell>
          <table:table-cell table:style-name="ce21" table:formula="of:=CEILING(([.G22]-[.J22])/10;1;0)+[.K22]" office:value-type="float" office:value="0">
            <text:p>0</text:p>
          </table:table-cell>
          <table:table-cell/>
          <table:table-cell table:style-name="ce23" table:formula="of:=IF(NOT(ISBLANK([.I22]));VLOOKUP([.I22];['Unit Skills'.$A$2:.$E$23];5;1);0)" office:value-type="float" office:value="0">
            <text:p/>
          </table:table-cell>
          <table:table-cell table:style-name="ce23" table:formula="of:=IF(NOT(ISBLANK([.I22]));VLOOKUP([.I22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23])^2+SUMSQ([.C23:.F23]))/8;1;0)+[.J23]" office:value-type="float" office:value="0">
            <text:p>0</text:p>
          </table:table-cell>
          <table:table-cell table:style-name="ce21" table:formula="of:=CEILING(([.G23]-[.J23])/10;1;0)+[.K23]" office:value-type="float" office:value="0">
            <text:p>0</text:p>
          </table:table-cell>
          <table:table-cell/>
          <table:table-cell table:style-name="ce23" table:formula="of:=IF(NOT(ISBLANK([.I23]));VLOOKUP([.I23];['Unit Skills'.$A$2:.$E$23];5;1);0)" office:value-type="float" office:value="0">
            <text:p/>
          </table:table-cell>
          <table:table-cell table:style-name="ce23" table:formula="of:=IF(NOT(ISBLANK([.I23]));VLOOKUP([.I23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24])^2+SUMSQ([.C24:.F24]))/8;1;0)+[.J24]" office:value-type="float" office:value="0">
            <text:p>0</text:p>
          </table:table-cell>
          <table:table-cell table:style-name="ce21" table:formula="of:=CEILING(([.G24]-[.J24])/10;1;0)+[.K24]" office:value-type="float" office:value="0">
            <text:p>0</text:p>
          </table:table-cell>
          <table:table-cell/>
          <table:table-cell table:style-name="ce23" table:formula="of:=IF(NOT(ISBLANK([.I24]));VLOOKUP([.I24];['Unit Skills'.$A$2:.$E$23];5;1);0)" office:value-type="float" office:value="0">
            <text:p/>
          </table:table-cell>
          <table:table-cell table:style-name="ce23" table:formula="of:=IF(NOT(ISBLANK([.I24]));VLOOKUP([.I24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25])^2+SUMSQ([.C25:.F25]))/8;1;0)+[.J25]" office:value-type="float" office:value="0">
            <text:p>0</text:p>
          </table:table-cell>
          <table:table-cell table:style-name="ce21" table:formula="of:=CEILING(([.G25]-[.J25])/10;1;0)+[.K25]" office:value-type="float" office:value="0">
            <text:p>0</text:p>
          </table:table-cell>
          <table:table-cell/>
          <table:table-cell table:style-name="ce23" table:formula="of:=IF(NOT(ISBLANK([.I25]));VLOOKUP([.I25];['Unit Skills'.$A$2:.$E$23];5;1);0)" office:value-type="float" office:value="0">
            <text:p/>
          </table:table-cell>
          <table:table-cell table:style-name="ce23" table:formula="of:=IF(NOT(ISBLANK([.I25]));VLOOKUP([.I25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26])^2+SUMSQ([.C26:.F26]))/8;1;0)+[.J26]" office:value-type="float" office:value="0">
            <text:p>0</text:p>
          </table:table-cell>
          <table:table-cell table:style-name="ce21" table:formula="of:=CEILING(([.G26]-[.J26])/10;1;0)+[.K26]" office:value-type="float" office:value="0">
            <text:p>0</text:p>
          </table:table-cell>
          <table:table-cell/>
          <table:table-cell table:style-name="ce23" table:formula="of:=IF(NOT(ISBLANK([.I26]));VLOOKUP([.I26];['Unit Skills'.$A$2:.$E$23];5;1);0)" office:value-type="float" office:value="0">
            <text:p/>
          </table:table-cell>
          <table:table-cell table:style-name="ce23" table:formula="of:=IF(NOT(ISBLANK([.I26]));VLOOKUP([.I26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 table:style-name="ce1"/>
          <table:table-cell table:style-name="ce9"/>
          <table:table-cell table:style-name="ce9" table:number-columns-repeated="4"/>
          <table:table-cell table:style-name="ce21" table:formula="of:=CEILING(((0.4*[.B27])^2+SUMSQ([.C27:.F27]))/8;1;0)+[.J27]" office:value-type="float" office:value="0">
            <text:p>0</text:p>
          </table:table-cell>
          <table:table-cell table:style-name="ce21" table:formula="of:=CEILING(([.G27]-[.J27])/10;1;0)+[.K27]" office:value-type="float" office:value="0">
            <text:p>0</text:p>
          </table:table-cell>
          <table:table-cell/>
          <table:table-cell table:style-name="ce23" table:formula="of:=IF(NOT(ISBLANK([.I27]));VLOOKUP([.I27];['Unit Skills'.$A$2:.$E$23];5;1);0)" office:value-type="float" office:value="0">
            <text:p/>
          </table:table-cell>
          <table:table-cell table:style-name="ce23" table:formula="of:=IF(NOT(ISBLANK([.I27]));VLOOKUP([.I27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28])^2+SUMSQ([.C28:.F28]))/8;1;0)+[.J28]" office:value-type="float" office:value="0">
            <text:p>0</text:p>
          </table:table-cell>
          <table:table-cell table:style-name="ce21" table:formula="of:=CEILING(([.G28]-[.J28])/10;1;0)+[.K28]" office:value-type="float" office:value="0">
            <text:p>0</text:p>
          </table:table-cell>
          <table:table-cell/>
          <table:table-cell table:style-name="ce23" table:formula="of:=IF(NOT(ISBLANK([.I28]));VLOOKUP([.I28];['Unit Skills'.$A$2:.$E$23];5;1);0)" office:value-type="float" office:value="0">
            <text:p/>
          </table:table-cell>
          <table:table-cell table:style-name="ce23" table:formula="of:=IF(NOT(ISBLANK([.I28]));VLOOKUP([.I28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29])^2+SUMSQ([.C29:.F29]))/8;1;0)+[.J29]" office:value-type="float" office:value="0">
            <text:p>0</text:p>
          </table:table-cell>
          <table:table-cell table:style-name="ce21" table:formula="of:=CEILING(([.G29]-[.J29])/10;1;0)+[.K29]" office:value-type="float" office:value="0">
            <text:p>0</text:p>
          </table:table-cell>
          <table:table-cell/>
          <table:table-cell table:style-name="ce23" table:formula="of:=IF(NOT(ISBLANK([.I29]));VLOOKUP([.I29];['Unit Skills'.$A$2:.$E$23];5;1);0)" office:value-type="float" office:value="0">
            <text:p/>
          </table:table-cell>
          <table:table-cell table:style-name="ce23" table:formula="of:=IF(NOT(ISBLANK([.I29]));VLOOKUP([.I29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30])^2+SUMSQ([.C30:.F30]))/8;1;0)+[.J30]" office:value-type="float" office:value="0">
            <text:p>0</text:p>
          </table:table-cell>
          <table:table-cell table:style-name="ce21" table:formula="of:=CEILING(([.G30]-[.J30])/10;1;0)+[.K30]" office:value-type="float" office:value="0">
            <text:p>0</text:p>
          </table:table-cell>
          <table:table-cell/>
          <table:table-cell table:style-name="ce23" table:formula="of:=IF(NOT(ISBLANK([.I30]));VLOOKUP([.I30];['Unit Skills'.$A$2:.$E$23];5;1);0)" office:value-type="float" office:value="0">
            <text:p/>
          </table:table-cell>
          <table:table-cell table:style-name="ce23" table:formula="of:=IF(NOT(ISBLANK([.I30]));VLOOKUP([.I30];['Unit Skills'.$A$2:.$E$23];4;1);0)" office:value-type="float" office:value="0">
            <text:p/>
          </table:table-cell>
          <table:table-cell table:number-columns-repeated="1013"/>
        </table:table-row>
        <table:table-row table:style-name="ro1">
          <table:table-cell/>
          <table:table-cell/>
          <table:table-cell table:number-columns-repeated="4"/>
          <table:table-cell table:style-name="ce21" table:formula="of:=CEILING(((0.4*[.B31])^2+SUMSQ([.C31:.F31]))/8;1;0)+[.J31]" office:value-type="float" office:value="0">
            <text:p>0</text:p>
          </table:table-cell>
          <table:table-cell table:style-name="ce21" table:formula="of:=CEILING(([.G31]-[.J31])/10;1;0)+[.K31]" office:value-type="float" office:value="0">
            <text:p>0</text:p>
          </table:table-cell>
          <table:table-cell/>
          <table:table-cell table:style-name="ce23" table:formula="of:=IF(NOT(ISBLANK([.I31]));VLOOKUP([.I31];['Unit Skills'.$A$2:.$E$23];5;1);0)" office:value-type="float" office:value="0">
            <text:p/>
          </table:table-cell>
          <table:table-cell table:style-name="ce23" table:formula="of:=IF(NOT(ISBLANK([.I31]));VLOOKUP([.I31];['Unit Skills'.$A$2:.$E$23];4;1);0)" office:value-type="float" office:value="0">
            <text:p/>
          </table:table-cell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9" table:number-columns-repeated="7"/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2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9" table:number-columns-repeated="7"/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21" table:number-columns-repeated="2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 Skills" table:style-name="ta1" table:print="false">
        <table:table-column table:style-name="co6" table:default-cell-style-name="ce11"/>
        <table:table-column table:style-name="co7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1020" table:default-cell-style-name="ce11"/>
        <table:table-row table:style-name="ro1">
          <table:table-cell table:style-name="ce10" office:value-type="string">
            <text:p>Nam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AcP</text:p>
          </table:table-cell>
          <table:table-cell table:style-name="ce10" office:value-type="string">
            <text:p>Price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ura</text:p>
          </table:table-cell>
          <table:table-cell table:style-name="ce10" office:value-type="string">
            <text:p>Heal All 1</text:p>
          </table:table-cell>
          <table:table-cell table:style-name="ce10" office:value-type="string">
            <text:p>Passive</text:p>
          </table:table-cell>
          <table:table-cell table:style-name="ce13" table:formula="of:=IF([.C2]=&quot;Passive&quot;;0;CEILING([.E2]/5;1)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Blind</text:p>
          </table:table-cell>
          <table:table-cell office:value-type="string">
            <text:p>Inflict Stun</text:p>
          </table:table-cell>
          <table:table-cell office:value-type="string">
            <text:p>Active</text:p>
          </table:table-cell>
          <table:table-cell table:formula="of:=IF([.C3]=&quot;Passive&quot;;0;CEILING([.E3]/5;1))" office:value-type="float" office:value="6">
            <text:p>+6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Bloodthirst</text:p>
          </table:table-cell>
          <table:table-cell table:style-name="ce12" office:value-type="string">
            <text:p>Gain +1 St if attack hits</text:p>
          </table:table-cell>
          <table:table-cell table:style-name="ce12" office:value-type="string">
            <text:p>Passive</text:p>
          </table:table-cell>
          <table:table-cell table:style-name="ce15" table:formula="of:=IF([.C4]=&quot;Passive&quot;;0;CEILING([.E4]/5;1))" office:value-type="float" office:value="0">
            <text:p/>
          </table:table-cell>
          <table:table-cell table:style-name="ce12" office:value-type="float" office:value="15">
            <text:p>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>
            <text:p>Bolt</text:p>
          </table:table-cell>
          <table:table-cell table:style-name="ce12" office:value-type="string">
            <text:p>40% chance of inflicting Stun if attack hits</text:p>
          </table:table-cell>
          <table:table-cell table:style-name="ce12" office:value-type="string">
            <text:p>Passive</text:p>
          </table:table-cell>
          <table:table-cell table:style-name="ce15" table:formula="of:=IF([.C5]=&quot;Passive&quot;;0;CEILING([.E5]/5;1))" office:value-type="float" office:value="0">
            <text:p/>
          </table:table-cell>
          <table:table-cell table:style-name="ce12" office:value-type="float" office:value="40">
            <text:p>4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>
            <text:p>Crushing Blow</text:p>
          </table:table-cell>
          <table:table-cell table:style-name="ce10" office:value-type="string">
            <text:p>+33% Strength, -33% Defence for attack</text:p>
          </table:table-cell>
          <table:table-cell table:style-name="ce10" office:value-type="string">
            <text:p>Active</text:p>
          </table:table-cell>
          <table:table-cell table:style-name="ce13" table:formula="of:=IF([.C6]=&quot;Passive&quot;;0;CEILING([.E6]/5;1))" office:value-type="float" office:value="4">
            <text:p>+4</text:p>
          </table:table-cell>
          <table:table-cell table:style-name="ce10" office:value-type="float" office:value="20">
            <text:p>2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>
            <text:p>Curse</text:p>
          </table:table-cell>
          <table:table-cell table:style-name="ce12" office:value-type="string">
            <text:p>+25% St/Df/Ac/Sp. Poison +5</text:p>
          </table:table-cell>
          <table:table-cell table:style-name="ce12" office:value-type="string">
            <text:p>Passive</text:p>
          </table:table-cell>
          <table:table-cell table:style-name="ce15" table:formula="of:=IF([.C7]=&quot;Passive&quot;;0;CEILING([.E7]/5;1))" office:value-type="float" office:value="0">
            <text:p/>
          </table:table-cell>
          <table:table-cell table:style-name="ce12" office:value-type="float" office:value="15">
            <text:p>15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Dimension Shift</text:p>
          </table:table-cell>
          <table:table-cell office:value-type="string">
            <text:p>Unit cannot be targeted by Skills (Active or Passive, enemy or player)</text:p>
          </table:table-cell>
          <table:table-cell office:value-type="string">
            <text:p>Passive</text:p>
          </table:table-cell>
          <table:table-cell table:formula="of:=IF([.C8]=&quot;Passive&quot;;0;CEILING([.E8]/5;1))" office:value-type="float" office:value="0">
            <text:p/>
          </table:table-cell>
          <table:table-cell office:value-type="float" office:value="20">
            <text:p>2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>
            <text:p>Erasure</text:p>
          </table:table-cell>
          <table:table-cell table:style-name="ce12" office:value-type="string">
            <text:p>If attack hits, enemy is inflicted with Stun and Untargetable for 1 turn</text:p>
          </table:table-cell>
          <table:table-cell table:style-name="ce12" office:value-type="string">
            <text:p>Passive</text:p>
          </table:table-cell>
          <table:table-cell table:style-name="ce15" table:formula="of:=IF([.C9]=&quot;Passive&quot;;0;CEILING([.E9]/5;1))" office:value-type="float" office:value="0">
            <text:p/>
          </table:table-cell>
          <table:table-cell table:style-name="ce12" office:value-type="float" office:value="25">
            <text:p>25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>
            <text:p>Fog</text:p>
          </table:table-cell>
          <table:table-cell table:style-name="ce10" office:value-type="string">
            <text:p>Unless there are no front-row Units, the back-row of the player cannot be seen</text:p>
          </table:table-cell>
          <table:table-cell table:style-name="ce10" office:value-type="string">
            <text:p>Passive</text:p>
          </table:table-cell>
          <table:table-cell table:style-name="ce13" table:formula="of:=IF([.C10]=&quot;Passive&quot;;0;CEILING([.E10]/5;1)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>
            <text:p>Frenzy</text:p>
          </table:table-cell>
          <table:table-cell table:style-name="ce12" office:value-type="string">
            <text:p>Frenzy</text:p>
          </table:table-cell>
          <table:table-cell table:style-name="ce12" office:value-type="string">
            <text:p>Passive</text:p>
          </table:table-cell>
          <table:table-cell table:style-name="ce15" table:formula="of:=IF([.C11]=&quot;Passive&quot;;0;CEILING([.E11]/5;1))" office:value-type="float" office:value="0">
            <text:p/>
          </table:table-cell>
          <table:table-cell table:style-name="ce12" office:value-type="float" office:value="15">
            <text:p>15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>
            <text:p>Holy Light</text:p>
          </table:table-cell>
          <table:table-cell table:style-name="ce10" office:value-type="string">
            <text:p>Heal All 3</text:p>
          </table:table-cell>
          <table:table-cell table:style-name="ce10" office:value-type="string">
            <text:p>Passive</text:p>
          </table:table-cell>
          <table:table-cell table:style-name="ce13" table:formula="of:=IF([.C12]=&quot;Passive&quot;;0;CEILING([.E12]/5;1)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>
            <text:p>Life Sap</text:p>
          </table:table-cell>
          <table:table-cell table:style-name="ce12" office:value-type="string">
            <text:p>Leech</text:p>
          </table:table-cell>
          <table:table-cell table:style-name="ce12" office:value-type="string">
            <text:p>Active</text:p>
          </table:table-cell>
          <table:table-cell table:style-name="ce15" table:formula="of:=IF([.C13]=&quot;Passive&quot;;0;CEILING([.E13]/5;1))" office:value-type="float" office:value="7">
            <text:p>+7</text:p>
          </table:table-cell>
          <table:table-cell table:style-name="ce12" office:value-type="float" office:value="35">
            <text:p>35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>
            <text:p>Morale</text:p>
          </table:table-cell>
          <table:table-cell table:style-name="ce10" office:value-type="string">
            <text:p>+1 St/Df for each Unit of the same type in your control</text:p>
          </table:table-cell>
          <table:table-cell table:style-name="ce10" office:value-type="string">
            <text:p>Passive</text:p>
          </table:table-cell>
          <table:table-cell table:style-name="ce13" table:formula="of:=IF([.C14]=&quot;Passive&quot;;0;CEILING([.E14]/5;1)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>
            <text:p>Piercing Blow</text:p>
          </table:table-cell>
          <table:table-cell table:style-name="ce10" office:value-type="string">
            <text:p>-33% Strength, +33% Accuracy for attack</text:p>
          </table:table-cell>
          <table:table-cell table:style-name="ce10" office:value-type="string">
            <text:p>Active</text:p>
          </table:table-cell>
          <table:table-cell table:style-name="ce13" table:formula="of:=IF([.C15]=&quot;Passive&quot;;0;CEILING([.E15]/5;1))" office:value-type="float" office:value="4">
            <text:p>+4</text:p>
          </table:table-cell>
          <table:table-cell table:style-name="ce10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Poison</text:p>
          </table:table-cell>
          <table:table-cell table:style-name="ce12" office:value-type="string">
            <text:p>50% chance of inflicting Poison if attack hits</text:p>
          </table:table-cell>
          <table:table-cell table:style-name="ce12" office:value-type="string">
            <text:p>Passive</text:p>
          </table:table-cell>
          <table:table-cell table:style-name="ce15" table:formula="of:=IF([.C16]=&quot;Passive&quot;;0;CEILING([.E16]/5;1))" office:value-type="float" office:value="0">
            <text:p/>
          </table:table-cell>
          <table:table-cell table:style-name="ce12" office:value-type="float" office:value="5">
            <text:p>5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>
            <text:p>Poison Barb</text:p>
          </table:table-cell>
          <table:table-cell table:style-name="ce12" office:value-type="string">
            <text:p>Inflict Poison +1 if attack hits</text:p>
          </table:table-cell>
          <table:table-cell table:style-name="ce12" office:value-type="string">
            <text:p>Active</text:p>
          </table:table-cell>
          <table:table-cell table:style-name="ce15" table:formula="of:=IF([.C17]=&quot;Passive&quot;;0;CEILING([.E17]/5;1))" office:value-type="float" office:value="3">
            <text:p>+3</text:p>
          </table:table-cell>
          <table:table-cell table:style-name="ce12" office:value-type="float" office:value="15">
            <text:p>15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>
            <text:p>Prayer</text:p>
          </table:table-cell>
          <table:table-cell table:style-name="ce10" office:value-type="string">
            <text:p>Heal All n, where n is the number of Units in your control</text:p>
          </table:table-cell>
          <table:table-cell table:style-name="ce10" office:value-type="string">
            <text:p>Passive</text:p>
          </table:table-cell>
          <table:table-cell table:style-name="ce13"/>
          <table:table-cell table:style-name="ce10" office:value-type="float" office:value="40">
            <text:p>40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Regeneration</text:p>
          </table:table-cell>
          <table:table-cell office:value-type="string">
            <text:p>Unit starts with Heal +2</text:p>
          </table:table-cell>
          <table:table-cell office:value-type="string">
            <text:p>Passive</text:p>
          </table:table-cell>
          <table:table-cell table:formula="of:=IF([.C19]=&quot;Passive&quot;;0;CEILING([.E19]/5;1)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>
            <text:p>Self-Defence</text:p>
          </table:table-cell>
          <table:table-cell table:style-name="ce10" office:value-type="string">
            <text:p>+1 St/Ac when countering</text:p>
          </table:table-cell>
          <table:table-cell table:style-name="ce10" office:value-type="string">
            <text:p>Passive</text:p>
          </table:table-cell>
          <table:table-cell table:style-name="ce13" table:formula="of:=IF([.C20]=&quot;Passive&quot;;0;CEILING([.E20]/5;1))" office:value-type="float" office:value="0">
            <text:p/>
          </table:table-cell>
          <table:table-cell table:style-name="ce10" office:value-type="float" office:value="15">
            <text:p>15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>
            <text:p>Swift</text:p>
          </table:table-cell>
          <table:table-cell table:style-name="ce10" office:value-type="string">
            <text:p>Moves for free</text:p>
          </table:table-cell>
          <table:table-cell table:style-name="ce10" office:value-type="string">
            <text:p>Passive</text:p>
          </table:table-cell>
          <table:table-cell table:style-name="ce13" table:formula="of:=IF([.C21]=&quot;Passive&quot;;0;CEILING([.E21]/5;1))" office:value-type="float" office:value="0">
            <text:p/>
          </table:table-cell>
          <table:table-cell table:style-name="ce10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Taunt</text:p>
          </table:table-cell>
          <table:table-cell office:value-type="string">
            <text:p>Inflict Frenzy</text:p>
          </table:table-cell>
          <table:table-cell office:value-type="string">
            <text:p>Active</text:p>
          </table:table-cell>
          <table:table-cell table:formula="of:=IF([.C22]=&quot;Passive&quot;;0;CEILING([.E22]/5;1))" office:value-type="float" office:value="5">
            <text:p>+5</text:p>
          </table:table-cell>
          <table:table-cell office:value-type="float" office:value="25">
            <text:p>25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Toughening</text:p>
          </table:table-cell>
          <table:table-cell office:value-type="string">
            <text:p>Gain +1 Df after every successful attack made against this Unit</text:p>
          </table:table-cell>
          <table:table-cell office:value-type="string">
            <text:p>Passive</text:p>
          </table:table-cell>
          <table:table-cell table:formula="of:=IF([.C23]=&quot;Passive&quot;;0;CEILING([.E23]/5;1))" office:value-type="float" office:value="0">
            <text:p/>
          </table:table-cell>
          <table:table-cell office:value-type="float" office:value="15">
            <text:p>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>
            <text:p>Vampire</text:p>
          </table:table-cell>
          <table:table-cell table:style-name="ce12" office:value-type="string">
            <text:p>Unit gains Leech and Poison +1; Inflicts Poison +1 on itself after every successful attack</text:p>
          </table:table-cell>
          <table:table-cell table:style-name="ce12" office:value-type="string">
            <text:p>Passive</text:p>
          </table:table-cell>
          <table:table-cell table:style-name="ce15" table:formula="of:=IF([.C24]=&quot;Passive&quot;;0;CEILING([.E24]/5;1))" office:value-type="float" office:value="0">
            <text:p/>
          </table:table-cell>
          <table:table-cell table:style-name="ce1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Zombie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Passive</text:p>
          </table:table-cell>
          <table:table-cell table:style-name="ce15" table:formula="of:=IF([.C25]=&quot;Passive&quot;;0;CEILING([.E25]/5;1))" office:value-type="float" office:value="0">
            <text:p/>
          </table:table-cell>
          <table:table-cell table:style-name="ce1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 table:formula="of:=IF([.C26]=&quot;Passive&quot;;0;CEILING([.E26]/5;1))" office:value-type="float" office:value="0">
            <text:p/>
          </table:table-cell>
          <table:table-cell/>
          <table:table-cell table:number-columns-repeated="1019"/>
        </table:table-row>
        <table:table-row table:style-name="ro1">
          <table:table-cell table:number-columns-repeated="2"/>
          <table:table-cell/>
          <table:table-cell table:formula="of:=IF([.C27]=&quot;Passive&quot;;0;CEILING([.E27]/5;1))" office:value-type="float" office:value="0">
            <text:p/>
          </table:table-cell>
          <table:table-cell/>
          <table:table-cell table:number-columns-repeated="1019"/>
        </table:table-row>
        <table:table-row table:style-name="ro1">
          <table:table-cell table:number-columns-repeated="2"/>
          <table:table-cell/>
          <table:table-cell table:formula="of:=IF([.C28]=&quot;Passive&quot;;0;CEILING([.E28]/5;1))" office:value-type="float" office:value="0">
            <text:p/>
          </table:table-cell>
          <table:table-cell/>
          <table:table-cell table:number-columns-repeated="1019"/>
        </table:table-row>
        <table:table-row table:style-name="ro1">
          <table:table-cell table:number-columns-repeated="2"/>
          <table:table-cell/>
          <table:table-cell table:formula="of:=IF([.C29]=&quot;Passive&quot;;0;CEILING([.E29]/5;1))" office:value-type="float" office:value="0">
            <text:p/>
          </table:table-cell>
          <table:table-cell/>
          <table:table-cell table:number-columns-repeated="1019"/>
        </table:table-row>
        <table:table-row table:style-name="ro1">
          <table:table-cell table:number-columns-repeated="2"/>
          <table:table-cell/>
          <table:table-cell table:formula="of:=IF([.C30]=&quot;Passive&quot;;0;CEILING([.E30]/5;1))" office:value-type="float" office:value="0">
            <text:p/>
          </table:table-cell>
          <table:table-cell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es" table:style-name="ta1" table:print="false">
        <table:table-column table:style-name="co4" table:default-cell-style-name="ce1"/>
        <table:table-column table:style-name="co8" table:default-cell-style-name="ce1"/>
        <table:table-column table:style-name="co1" table:number-columns-repeated="102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oison [n]</text:p>
          </table:table-cell>
          <table:table-cell table:style-name="Default" office:value-type="string">
            <text:p>Lose n Hit Points at the start of every turn. No back-row healing. Cumulative.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Stun</text:p>
          </table:table-cell>
          <table:table-cell table:style-name="ce16" office:value-type="string">
            <text:p>Cannot attack or move. Finishes at the end the player's turn.</text:p>
          </table:table-cell>
          <table:table-cell table:style-name="ce16" table:number-columns-repeated="1022"/>
        </table:table-row>
        <table:table-row table:style-name="ro1">
          <table:table-cell table:style-name="Default" office:value-type="string">
            <text:p>Heal [n]</text:p>
          </table:table-cell>
          <table:table-cell table:style-name="Default" office:value-type="string">
            <text:p>Gain n Hit Points at the start of every turn. Cumulative.</text:p>
          </table:table-cell>
          <table:table-cell table:number-columns-repeated="1022"/>
        </table:table-row>
        <table:table-row table:style-name="ro1">
          <table:table-cell office:value-type="string">
            <text:p>Heal All [n]</text:p>
          </table:table-cell>
          <table:table-cell office:value-type="string">
            <text:p>All Units in your control gain n Hit Points at the start of every turn. Cumulative.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Frenzy</text:p>
          </table:table-cell>
          <table:table-cell office:value-type="string">
            <text:p>+25% Strength and Speed, -25% Defence and Accuracy. If Unit doesn't attack, it attacks itself.</text:p>
          </table:table-cell>
          <table:table-cell table:style-name="ce1" table:number-columns-repeated="1022"/>
        </table:table-row>
        <table:table-row table:style-name="ro1">
          <table:table-cell table:style-name="ce16" office:value-type="string">
            <text:p>Zombie</text:p>
          </table:table-cell>
          <table:table-cell table:style-name="ce16" office:value-type="string">
            <text:p>-25% St/Df/Ac/Sp. Poison +1 at the end of every turn. Successful attacks give target Unit Zombie.</text:p>
          </table:table-cell>
          <table:table-cell table:style-name="ce16" table:number-columns-repeated="1022"/>
        </table:table-row>
        <table:table-row table:style-name="ro1">
          <table:table-cell table:style-name="ce16" office:value-type="string">
            <text:p>Leech</text:p>
          </table:table-cell>
          <table:table-cell table:style-name="ce16" office:value-type="string">
            <text:p>Any damage is returned to the Unit as healing</text:p>
          </table:table-cell>
          <table:table-cell table:style-name="ce16" table:number-columns-repeated="1022"/>
        </table:table-row>
      </table:table>
      <table:database-ranges>
        <table:database-range table:target-range-address="'Unit Skills'.A1:'Unit Skills'.E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+</number:text>
      <number:number number:decimal-places="0" number:min-integer-digits="1"/>
    </number:number-style>
    <number:number-style style:name="N109P1" style:volatile="true">
      <number:text>-</number:text>
      <number:number number:decimal-places="0" number:min-integer-digits="1"/>
    </number:number-style>
    <number:number-style style:name="N109">
      <number:number number:decimal-places="0" number:min-integer-digits="1"/>
      <style:map style:condition="value()&gt;0" style:apply-style-name="N109P0"/>
      <style:map style:condition="value()&lt;0" style:apply-style-name="N109P1"/>
    </number:number-style>
    <number:number-style style:name="N110P0" style:volatile="true">
      <number:text>+</number:text>
      <number:number number:decimal-places="0" number:min-integer-digits="1"/>
    </number:number-style>
    <number:number-style style:name="N110">
      <number:text>-</number:text>
      <number:number number:decimal-places="0" number:min-integer-digits="1"/>
      <style:map style:condition="value()&gt;=0" style:apply-style-name="N110P0"/>
    </number:number-style>
    <number:number-style style:name="N111P0" style:volatile="true">
      <number:text>+</number:text>
      <number:number number:decimal-places="0" number:min-integer-digits="1"/>
    </number:number-style>
    <number:number-style style:name="N111P1" style:volatile="true">
      <number:text>-</number:text>
      <number:number number:decimal-places="0" number:min-integer-digits="1"/>
    </number:number-style>
    <number:number-style style:name="N111">
      <number:text/>
      <style:map style:condition="value()&gt;0" style:apply-style-name="N111P0"/>
      <style:map style:condition="value()&lt;0" style:apply-style-name="N111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/01/2011</text:date>, <text:time>23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ny Arnold</meta:initial-creator>
    <meta:creation-date>2010-07-21T20:10:38</meta:creation-date>
    <dc:date>2011-01-09T23:45:41</dc:date>
    <dc:creator>Jonny Arnold</dc:creator>
    <meta:editing-duration>PT24H31M53S</meta:editing-duration>
    <meta:editing-cycles>104</meta:editing-cycles>
    <meta:generator>OpenOffice.org/3.2$Unix OpenOffice.org_project/320m19$Build-9505</meta:generator>
    <meta:document-statistic meta:table-count="4" meta:cell-count="378" meta:object-count="0"/>
  </office:meta>
</office:document-meta>
</file>